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8.588cm" fo:min-width="6.43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603cm" fo:min-width="5.409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097cm" fo:min-width="3.31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836cm" fo:min-width="5.497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1.045cm" fo:min-width="3.04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4cm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-color="#ffffff" draw:opacity="95%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style:writing-mode="lr-tb"/>
      <style:text-properties fo:background-color="#ffffff"/>
    </style:style>
    <style:style style:name="P9" style:family="paragraph">
      <loext:graphic-properties draw:fill="none" draw:fill-color="#ffffff"/>
      <style:paragraph-properties fo:text-align="center"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6cm" svg:height="8.89cm" svg:x="7.984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331cm" svg:height="0.963cm" svg:x="8.321cm" svg:y="2.894cm">
          <draw:text-box>
            <text:p text:style-name="P2">PolygonZkEVM.sol</text:p>
          </draw:text-box>
        </draw:frame>
        <draw:custom-shape draw:style-name="gr3" draw:text-style-name="P1" draw:layer="layout" svg:width="5.961cm" svg:height="1.905cm" svg:x="8.454cm" svg:y="4.173cm">
          <text:p text:style-name="P4">forcedBatches mapp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398cm" svg:height="1.905cm" svg:x="16.392cm" svg:y="4.175cm">
          <text:p text:style-name="P4">Trusted Sequenc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049cm" svg:height="2.138cm" svg:x="8.457cm" svg:y="7.917cm">
          <text:p text:style-name="P4">sequencedBatches</text:p>
          <text:p text:style-name="P4">mapp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27cm" svg:height="0.962cm" svg:x="10.885cm" svg:y="1.745cm">
          <draw:text-box>
            <text:p>L1</text:p>
          </draw:text-box>
        </draw:frame>
        <draw:custom-shape draw:style-name="gr7" draw:text-style-name="P1" draw:layer="layout" svg:width="5.08cm" svg:height="1.905cm" svg:x="-1.936cm" svg:y="4.173cm">
          <text:p text:style-name="P4">Us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3.341cm" svg:y1="5.127cm" svg:x2="8.302cm" svg:y2="5.127cm">
          <text:p/>
        </draw:line>
        <draw:frame draw:style-name="gr9" draw:text-style-name="P8" draw:layer="layout" svg:width="4.274cm" svg:height="1.673cm" svg:x="3.341cm" svg:y="3.422cm">
          <draw:text-box>
            <text:p text:style-name="P2"><text:span text:style-name="T1">forced batch</text:span></text:p>
            <text:p text:style-name="P7"><text:span text:style-name="T1">publication</text:span></text:p>
          </draw:text-box>
        </draw:frame>
        <draw:line draw:style-name="gr8" draw:text-style-name="P6" draw:layer="layout" svg:x1="14.615cm" svg:y1="5.127cm" svg:x2="16.24cm" svg:y2="5.127cm">
          <text:p/>
        </draw:line>
        <draw:line draw:style-name="gr10" draw:text-style-name="P6" draw:layer="layout" svg:x1="19.133cm" svg:y1="6.313cm" svg:x2="19.128cm" svg:y2="9.038cm">
          <text:p/>
        </draw:line>
        <draw:frame draw:style-name="gr11" draw:text-style-name="P9" draw:layer="layout" svg:width="5.057cm" svg:height="1.673cm" svg:x="-4.715cm" svg:y="6.629cm">
          <draw:text-box>
            <text:p text:style-name="P2"><text:span text:style-name="T1">If Trusted Sequencer fails</text:span></text:p>
          </draw:text-box>
        </draw:frame>
        <draw:line draw:style-name="gr8" draw:text-style-name="P6" draw:layer="layout" svg:x1="19.097cm" svg:y1="8.986cm" svg:x2="14.68cm" svg:y2="8.986cm">
          <text:p/>
        </draw:line>
        <draw:line draw:style-name="gr10" draw:text-style-name="P6" draw:layer="layout" svg:x1="0.606cm" svg:y1="6.277cm" svg:x2="0.606cm" svg:y2="9.004cm">
          <text:p/>
        </draw:line>
        <draw:line draw:style-name="gr8" draw:text-style-name="P6" draw:layer="layout" svg:x1="0.642cm" svg:y1="8.95cm" svg:x2="8.302cm" svg:y2="8.942cm">
          <text:p/>
        </draw:line>
        <draw:frame draw:style-name="gr9" draw:text-style-name="P8" draw:layer="layout" svg:width="4.274cm" svg:height="1.673cm" svg:x="1.952cm" svg:y="7.264cm">
          <draw:text-box>
            <text:p text:style-name="P2"><text:span text:style-name="T1">forced batch</text:span></text:p>
            <text:p text:style-name="P7"><text:span text:style-name="T1">sequenc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28T18:44:13.017187111</dc:date>
    <meta:editing-duration>PT4H1M53S</meta:editing-duration>
    <meta:editing-cycles>34</meta:editing-cycles>
    <meta:generator>LibreOffice/7.3.7.2$Linux_X86_64 LibreOffice_project/30$Build-2</meta:generator>
    <meta:document-statistic meta:object-count="16"/>
  </office:meta>
</office:document-meta>
</file>